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3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3102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fo:font-size="14pt"/>
    </style:style>
    <style:style style:name="ce2" style:family="table-cell" style:parent-style-name="Default">
      <style:table-cell-properties fo:background-color="#ff420e" style:text-align-source="fix" style:repeat-content="false"/>
      <style:paragraph-properties fo:text-align="center"/>
      <style:text-properties fo:font-size="14pt"/>
    </style:style>
    <style:style style:name="ce3" style:family="table-cell" style:parent-style-name="Default">
      <style:table-cell-properties fo:background-color="#0084d1" style:text-align-source="fix" style:repeat-content="false"/>
      <style:paragraph-properties fo:text-align="center"/>
      <style:text-properties fo:font-size="14pt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/>
      <style:text-properties fo:font-size="14pt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>
            <text:p>Shakes</text:p>
          </table:table-cell>
          <table:table-cell table:style-name="ce2" office:value-type="string">
            <text:p>Ideal</text:p>
          </table:table-cell>
          <table:table-cell table:style-name="ce3" office:value-type="string">
            <text:p>Worst</text:p>
          </table:table-cell>
          <table:table-cell table:style-name="ce5" table:number-columns-repeated="3"/>
          <table:table-cell table:style-name="ce1"/>
          <table:table-cell table:style-name="ce1" office:value-type="string">
            <text:p>Shakes</text:p>
          </table:table-cell>
          <table:table-cell table:style-name="ce2" office:value-type="string">
            <text:p>Ideal</text:p>
          </table:table-cell>
          <table:table-cell table:style-name="ce3" office:value-type="string">
            <text:p>Worst</text:p>
          </table:table-cell>
          <table:table-cell table:style-name="ce1" table:number-columns-repeated="1012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64">
            <text:p>64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 office:value-type="float" office:value="16">
            <text:p>16</text:p>
          </table:table-cell>
          <table:table-cell table:number-columns-repeated="101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101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>
            <draw:frame table:end-cell-address="Sheet1.E30" table:end-x="0.5894in" table:end-y="0.0012in" draw:z-index="0" draw:style-name="gr1" svg:width="4.3094in" svg:height="2.6433in" svg:x="0.2787in" svg:y="0.0366in">
              <draw:object draw:notify-on-update-of-ranges="Sheet1.A1:Sheet1.A12 Sheet1.C1:Sheet1.C1 Sheet1.C2:Sheet1.C11 Sheet1.B1:Sheet1.B1 Sheet1.B2:Sheet1.B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Sheet1.L30" table:end-x="0.4323in" table:end-y="0.0941in" draw:z-index="1" draw:style-name="gr1" svg:width="4.7272in" svg:height="2.6433in" svg:x="0.1504in" svg:y="0.1295in">
              <draw:object draw:notify-on-update-of-ranges="Sheet1.H1:Sheet1.H11 Sheet1.J1:Sheet1.J1 Sheet1.J2:Sheet1.J11 Sheet1.I1:Sheet1.I1 Sheet1.I2:Sheet1.I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2" table:number-rows-repeated="6552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9">06/29/2010</text:date>, <text:time>14:1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6-29T13:07:17</meta:creation-date>
    <dc:date>2010-06-29T14:15:23</dc:date>
    <meta:editing-duration>PT00H01M43S</meta:editing-duration>
    <meta:editing-cycles>1</meta:editing-cycles>
    <meta:document-statistic meta:table-count="3" meta:cell-count="66" meta:object-count="2"/>
    <meta:generator>OpenOffice.org/3.1$Unix OpenOffice.org_project/310m19$Build-94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b-spline" chart:auto-position="true" chart:auto-size="true" chart:treat-empty-cells="leave-gap" chart:spline-order="3" chart:spline-resolution="22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svg:stroke-width="0.088cm" svg:stroke-color="#0084d1" draw:fill-color="#0084d1"/>
      <style:text-properties fo:font-size="6pt" style:font-size-asian="6pt" style:font-size-complex="6pt"/>
    </style:style>
    <style:style style:name="ch8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0.947cm" svg:height="6.715cm" chart:class="chart:line" chart:style-name="ch1">
        <chart:title svg:x="4.028cm" svg:y="0.135cm" chart:style-name="ch2">
          <text:p>Worst vs Ideal</text:p>
        </chart:title>
        <chart:legend chart:legend-position="end" svg:x="9.357cm" svg:y="2.88cm" chart:style-name="ch3"/>
        <chart:plot-area chart:style-name="ch4" table:cell-range-address="Sheet1.A1:Sheet1.A12 Sheet1.B1:Sheet1.C11" chart:data-source-has-labels="both" svg:x="0.218cm" svg:y="0.782cm" svg:width="8.922cm" svg:height="5.665cm">
          <chart:axis chart:dimension="x" chart:name="primary-x" chart:style-name="ch5">
            <chart:categories table:cell-range-address="Sheet1.A1:Sheet1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1" chart:label-cell-address="Sheet1.C1:Sheet1.C1" chart:class="chart:line">
            <chart:data-point chart:repeated="10"/>
          </chart:series>
          <chart:series chart:style-name="ch8" chart:values-cell-range-address="Sheet1.B2:Sheet1.B11" chart:label-cell-address="Sheet1.B1:Sheet1.B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1:Sheet1.C1">Worst</text:p>
              </table:table-cell>
              <table:table-cell office:value-type="string">
                <text:p text:id="Sheet1.B1:Sheet1.B1">Ideal</text:p>
              </table:table-cell>
            </table:table-row>
          </table:table-header-rows>
          <table:table-rows>
            <table:table-row>
              <table:table-cell office:value-type="string">
                <text:p text:id="Sheet1.A1:Sheet1.A12">Shakes</text:p>
              </table:table-cell>
              <table:table-cell office:value-type="float" office:value="64">
                <text:p text:id="Sheet1.C2:Sheet1.C11">64</text:p>
              </table:table-cell>
              <table:table-cell office:value-type="float" office:value="64">
                <text:p text:id="Sheet1.B2:Sheet1.B11">64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b-spline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svg:stroke-width="0.088cm" svg:stroke-color="#0084d1" draw:fill-color="#0084d1"/>
      <style:text-properties fo:font-size="6pt" style:font-size-asian="6pt" style:font-size-complex="6pt"/>
    </style:style>
    <style:style style:name="ch8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2.008cm" svg:height="6.715cm" chart:class="chart:line" chart:column-mapping="1 0" chart:style-name="ch1">
        <chart:title svg:x="4.559cm" svg:y="0.135cm" chart:style-name="ch2">
          <text:p>Worst vs Ideal</text:p>
        </chart:title>
        <chart:legend chart:legend-position="end" svg:x="10.396cm" svg:y="2.88cm" chart:style-name="ch3"/>
        <chart:plot-area chart:style-name="ch4" table:cell-range-address="Sheet1.H1:Sheet1.J11" chart:data-source-has-labels="both" svg:x="0.24cm" svg:y="0.782cm" svg:width="9.917cm" svg:height="5.665cm">
          <chart:axis chart:dimension="x" chart:name="primary-x" chart:style-name="ch5">
            <chart:categories table:cell-range-address="Sheet1.H1:Sheet1.H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J2:Sheet1.J11" chart:label-cell-address="Sheet1.J1:Sheet1.J1" chart:class="chart:line">
            <chart:data-point chart:repeated="10"/>
          </chart:series>
          <chart:series chart:style-name="ch8" chart:values-cell-range-address="Sheet1.I2:Sheet1.I11" chart:label-cell-address="Sheet1.I1:Sheet1.I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J1:Sheet1.J1">Worst</text:p>
              </table:table-cell>
              <table:table-cell office:value-type="string">
                <text:p text:id="Sheet1.I1:Sheet1.I1">Ideal</text:p>
              </table:table-cell>
            </table:table-row>
          </table:table-header-rows>
          <table:table-rows>
            <table:table-row>
              <table:table-cell office:value-type="string">
                <text:p text:id="Sheet1.H1:Sheet1.H11">Shakes</text:p>
              </table:table-cell>
              <table:table-cell office:value-type="float" office:value="16">
                <text:p text:id="Sheet1.J2:Sheet1.J11">16</text:p>
              </table:table-cell>
              <table:table-cell office:value-type="float" office:value="16">
                <text:p text:id="Sheet1.I2:Sheet1.I11">16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